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71e8"/>
    </style:style>
    <style:style style:name="P2" style:family="paragraph" style:parent-style-name="Standard">
      <style:text-properties officeooo:rsid="001971e8" officeooo:paragraph-rsid="001971e8"/>
    </style:style>
    <style:style style:name="T1" style:family="text">
      <style:text-properties officeooo:rsid="001971e8"/>
    </style:style>
    <style:style style:name="T2" style:family="text">
      <style:text-properties fo:color="#cf8e6d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" style:family="text">
      <style:text-properties fo:color="#bcbec4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color="#9876aa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color="#6aab73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fo:color="#7a7e85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fo:color="#2aacb8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fo:color="#6aab73" loext:opacity="100%" style:font-name="Liberation Serif" fo:font-size="12pt" fo:font-style="normal" fo:font-weight="normal" fo:background-color="#293c40" loext:char-shading-value="0" style:font-size-asian="12pt" style:font-style-asian="normal" style:font-weight-asian="normal" style:font-size-complex="12pt"/>
    </style:style>
    <style:style style:name="T9" style:family="text">
      <style:text-properties fo:color="#57aaf7" loext:opacity="100%" style:font-name="Liberation Serif" fo:font-size="12pt" fo:font-style="normal" fo:font-weight="normal" style:font-size-asian="12pt" style:font-style-asian="normal" style:font-weight-asian="norm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seudocode:<text:line-break/></text:span><text:span text:style-name="T2">if </text:span><text:span text:style-name="T3">(</text:span><text:span text:style-name="T4">$_SERVER</text:span><text:span text:style-name="T3">[</text:span><text:span text:style-name="T5">"REQUEST_METHOD"</text:span><text:span text:style-name="T3">] == </text:span><text:span text:style-name="T5">"POST"</text:span><text:span text:style-name="T3">) </text:span><text:span text:style-name="T6">/*requests the server to post the inputted*/ </text:span><text:span text:style-name="T3">{<text:line-break/> <text:s text:c="3"/></text:span><text:span text:style-name="T4">$_tally </text:span><text:span text:style-name="T3">= </text:span><text:span text:style-name="T7">9</text:span><text:span text:style-name="T3">; </text:span><text:span text:style-name="T6">//creates a variable with a value of 9 as that is how many requirements there are<text:line-break/> <text:s text:c="3"/></text:span><text:span text:style-name="T4">$_password </text:span><text:span text:style-name="T3">= </text:span><text:span text:style-name="T4">$_POST</text:span><text:span text:style-name="T3">[</text:span><text:span text:style-name="T5">'pass'</text:span><text:span text:style-name="T3">]; </text:span><text:span text:style-name="T6">//defines the variable of $_password as whatever is inputted into the pass input<text:line-break/> <text:s text:c="3"/></text:span><text:span text:style-name="T4">$_spec_char </text:span><text:span text:style-name="T3">= </text:span><text:span text:style-name="T5">'/</text:span><text:span text:style-name="T8">[!@#$"£%^&amp;*()_=+{};:,.&lt;&gt;]</text:span><text:span text:style-name="T5">/'</text:span><text:span text:style-name="T3">; </text:span><text:span text:style-name="T6">//a variable with a collection of all the special characters I could think of, I'm sure there's a better way of doing this.<text:line-break/><text:line-break/> <text:s text:c="3"/></text:span><text:span text:style-name="T2">if </text:span><text:span text:style-name="T3">(!</text:span><text:span text:style-name="T9">preg_match</text:span><text:span text:style-name="T3">(</text:span><text:span text:style-name="T5">'/</text:span><text:span text:style-name="T8">[A-Z]</text:span><text:span text:style-name="T5">/'</text:span><text:span text:style-name="T3">, </text:span><text:span text:style-name="T4">$_password</text:span><text:span text:style-name="T3">)) { </text:span><text:span text:style-name="T6">//checks if an uppercase character doesn't exist in the password variable<text:line-break/> <text:s text:c="7"/></text:span><text:span text:style-name="T4">$_tally </text:span><text:span text:style-name="T3">--; </text:span><text:span text:style-name="T6">//takes one off the tally if it doesn't<text:line-break/> <text:s text:c="7"/></text:span><text:span text:style-name="T2">echo </text:span><text:span text:style-name="T5">"your password must contain at least one uppercase character"</text:span><text:span text:style-name="T3">; </text:span><text:span text:style-name="T6">//improvement message<text:line-break/> <text:s text:c="7"/></text:span><text:span text:style-name="T2">echo </text:span><text:span text:style-name="T5">"</text:span><text:span text:style-name="T8">&lt;br&gt;</text:span><text:span text:style-name="T5">"</text:span><text:span text:style-name="T3">; </text:span><text:span text:style-name="T6">//breakline<text:line-break/> <text:s text:c="3"/></text:span><text:span text:style-name="T3">}<text:line-break/> <text:s text:c="3"/></text:span><text:span text:style-name="T2">if </text:span><text:span text:style-name="T3">(!</text:span><text:span text:style-name="T9">preg_match</text:span><text:span text:style-name="T3">(</text:span><text:span text:style-name="T5">'/</text:span><text:span text:style-name="T8">[a-z]</text:span><text:span text:style-name="T5">/'</text:span><text:span text:style-name="T3">, </text:span><text:span text:style-name="T4">$_password</text:span><text:span text:style-name="T3">)) { </text:span><text:span text:style-name="T6">//checks if a lowercase character doesn't exist in the password variable<text:line-break/> <text:s text:c="7"/></text:span><text:span text:style-name="T4">$_tally </text:span><text:span text:style-name="T3">--; </text:span><text:span text:style-name="T6">//takes one off the tally if it doesn't<text:line-break/> <text:s text:c="7"/></text:span><text:span text:style-name="T2">echo </text:span><text:span text:style-name="T5">"your password must contain at least one lowercase character"</text:span><text:span text:style-name="T3">; </text:span><text:span text:style-name="T6">//improvement message<text:line-break/> <text:s text:c="7"/></text:span><text:span text:style-name="T2">echo </text:span><text:span text:style-name="T5">"</text:span><text:span text:style-name="T8">&lt;br&gt;</text:span><text:span text:style-name="T5">"</text:span><text:span text:style-name="T3">; </text:span><text:span text:style-name="T6">//breakline<text:line-break/> <text:s text:c="3"/></text:span><text:span text:style-name="T3">}<text:line-break/> <text:s text:c="3"/></text:span><text:span text:style-name="T2">if </text:span><text:span text:style-name="T3">(!</text:span><text:span text:style-name="T9">preg_match</text:span><text:span text:style-name="T3">(</text:span><text:span text:style-name="T5">'/</text:span><text:span text:style-name="T8">[0-9]</text:span><text:span text:style-name="T5">/'</text:span><text:span text:style-name="T3">, </text:span><text:span text:style-name="T4">$_password</text:span><text:span text:style-name="T3">)) { </text:span><text:span text:style-name="T6">//checks if the password doesn't contain a number<text:line-break/> <text:s text:c="7"/></text:span><text:span text:style-name="T4">$_tally </text:span><text:span text:style-name="T3">--; </text:span><text:span text:style-name="T6">//takes one off the tally if it doesn't<text:line-break/> <text:s text:c="7"/></text:span><text:span text:style-name="T2">echo </text:span><text:span text:style-name="T5">"your password must contain at least one number"</text:span><text:span text:style-name="T3">; </text:span><text:span text:style-name="T6">//improvement message<text:line-break/> <text:s text:c="7"/></text:span><text:span text:style-name="T2">echo </text:span><text:span text:style-name="T5">"</text:span><text:span text:style-name="T8">&lt;br&gt;</text:span><text:span text:style-name="T5">"</text:span><text:span text:style-name="T3">; </text:span><text:span text:style-name="T6">//breakline<text:line-break/> <text:s text:c="3"/></text:span><text:span text:style-name="T3">}<text:line-break/> <text:s text:c="3"/></text:span><text:span text:style-name="T2">if </text:span><text:span text:style-name="T3">(</text:span><text:span text:style-name="T9">strlen</text:span><text:span text:style-name="T3">(</text:span><text:span text:style-name="T4">$_password</text:span><text:span text:style-name="T3">) &lt;= </text:span><text:span text:style-name="T7">8</text:span><text:span text:style-name="T3">) { </text:span><text:span text:style-name="T6">//checks if the strings length is less than or equal to 8<text:line-break/> <text:s text:c="7"/></text:span><text:span text:style-name="T4">$_tally </text:span><text:span text:style-name="T3">--; </text:span><text:span text:style-name="T6">//takes one off the tally if it is<text:line-break/> <text:s text:c="7"/></text:span><text:span text:style-name="T2">echo </text:span><text:span text:style-name="T5">"Your password must be at least 8 characters long."</text:span><text:span text:style-name="T3">; </text:span><text:span text:style-name="T6">//improvement message<text:line-break/> <text:s text:c="7"/></text:span><text:span text:style-name="T2">echo </text:span><text:span text:style-name="T5">"</text:span><text:span text:style-name="T8">&lt;br&gt;</text:span><text:span text:style-name="T5">"</text:span><text:span text:style-name="T3">; </text:span><text:span text:style-name="T6">//breakline<text:line-break/> <text:s text:c="3"/></text:span><text:span text:style-name="T3">}<text:line-break/> <text:s text:c="3"/></text:span><text:span text:style-name="T2">if </text:span><text:span text:style-name="T3">(</text:span><text:span text:style-name="T9">preg_match</text:span><text:span text:style-name="T3">(</text:span><text:span text:style-name="T5">'/</text:span><text:span text:style-name="T8">^[0-9]</text:span><text:span text:style-name="T5">/'</text:span><text:span text:style-name="T3">, </text:span><text:span text:style-name="T4">$_password</text:span><text:span text:style-name="T3">)) { </text:span><text:span text:style-name="T6">//checks to see if there is a number at the start of the password using ^<text:line-break/> <text:s text:c="7"/></text:span><text:span text:style-name="T4">$_tally </text:span><text:span text:style-name="T3">--; </text:span><text:span text:style-name="T6">//takes one off the tally if there is<text:line-break/> <text:s text:c="7"/></text:span><text:span text:style-name="T2">echo </text:span><text:span text:style-name="T5">"Your password should not start with a number."</text:span><text:span text:style-name="T3">; </text:span><text:span text:style-name="T6">//improvement message<text:line-break/> <text:s text:c="7"/></text:span><text:span text:style-name="T2">echo </text:span><text:span text:style-name="T5">"</text:span><text:span text:style-name="T8">&lt;br&gt;</text:span><text:span text:style-name="T5">"</text:span><text:span text:style-name="T3">; </text:span><text:span text:style-name="T6">//breakline<text:line-break/> <text:s text:c="3"/></text:span><text:span text:style-name="T3">}<text:line-break/> <text:s text:c="3"/></text:span><text:span text:style-name="T2">if </text:span><text:span text:style-name="T3">(</text:span><text:span text:style-name="T9">preg_match</text:span><text:span text:style-name="T3">(</text:span><text:span text:style-name="T4">$_spec_char</text:span><text:span text:style-name="T3">, </text:span><text:span text:style-name="T4">$_password</text:span><text:span text:style-name="T3">[</text:span><text:span text:style-name="T7">0</text:span><text:span text:style-name="T3">])) { </text:span><text:span text:style-name="T6">//checks if there's a special character at the beginning of the string using the [0]<text:line-break/> <text:s text:c="7"/></text:span><text:span text:style-name="T4">$_tally </text:span><text:span text:style-name="T3">--; </text:span><text:span text:style-name="T6">//takes one off the tally if there is<text:line-break/> <text:s text:c="7"/></text:span><text:span text:style-name="T2">echo </text:span><text:span text:style-name="T5">"Your password should not start with a special character."</text:span><text:span text:style-name="T3">; </text:span><text:span text:style-name="T6">//improvement message<text:line-break/> <text:s text:c="7"/></text:span><text:span text:style-name="T2">echo </text:span><text:span text:style-name="T5">"</text:span><text:span text:style-name="T8">&lt;br&gt;</text:span><text:span text:style-name="T5">"</text:span><text:span text:style-name="T3">; </text:span><text:span text:style-name="T6">//breakline<text:line-break/> <text:s text:c="3"/></text:span><text:span text:style-name="T3">}<text:line-break/> <text:s text:c="3"/></text:span><text:span text:style-name="T2">if </text:span><text:span text:style-name="T3">(</text:span><text:span text:style-name="T9">preg_match</text:span><text:span text:style-name="T3">(</text:span><text:span text:style-name="T4">$_spec_char</text:span><text:span text:style-name="T3">, </text:span><text:span text:style-name="T9">substr</text:span><text:span text:style-name="T3">(</text:span><text:span text:style-name="T4">$_password</text:span><text:span text:style-name="T3">, -</text:span><text:span text:style-name="T7">1</text:span><text:span text:style-name="T3">))) { </text:span><text:span text:style-name="T6">/*checks if the last character is a special character. It does this by using the substr() function which<text:line-break/> <text:s text:c="7"/>returns part of a given string (entered password) I got it to specifically return the last character in the string using the -1 offset which returns x amount at the end of the string */<text:line-break/> <text:s text:c="7"/></text:span><text:span text:style-name="T4">$_tally </text:span><text:span text:style-name="T3">--; </text:span><text:span text:style-name="T6">//takes one off the tally if there is<text:line-break/> <text:s text:c="7"/></text:span><text:span text:style-name="T2">echo </text:span><text:span text:style-name="T5">"Your password should not end with a special character."</text:span><text:span text:style-name="T3">; </text:span><text:span text:style-name="T6">//improvement message<text:line-break/> <text:s text:c="7"/></text:span><text:span text:style-name="T2">echo </text:span><text:span text:style-name="T5">"</text:span><text:span text:style-name="T8">&lt;br&gt;</text:span><text:span text:style-name="T5">"</text:span><text:span text:style-name="T3">; </text:span><text:span text:style-name="T6">//breakline<text:line-break/> <text:s text:c="3"/></text:span><text:span text:style-name="T3">}<text:line-break/> <text:s text:c="3"/></text:span><text:span text:style-name="T2">if </text:span><text:span text:style-name="T3">(!</text:span><text:span text:style-name="T9">preg_match</text:span><text:span text:style-name="T3">(</text:span><text:span text:style-name="T4">$_spec_char</text:span><text:span text:style-name="T3">, </text:span><text:span text:style-name="T4">$_password</text:span><text:span text:style-name="T3">)) { </text:span><text:span text:style-name="T6">//checks if password doesn't contain a special character<text:line-break/></text:span><text:soft-page-break/><text:span text:style-name="T6"> <text:s text:c="7"/></text:span><text:span text:style-name="T4">$_tally </text:span><text:span text:style-name="T3">--; </text:span><text:span text:style-name="T6">//takes one off the tally if it doesn't<text:line-break/> <text:s text:c="7"/></text:span><text:span text:style-name="T2">echo </text:span><text:span text:style-name="T5">"Your password must contain at least one special character."</text:span><text:span text:style-name="T3">; </text:span><text:span text:style-name="T6">//improvement message<text:line-break/> <text:s text:c="7"/></text:span><text:span text:style-name="T2">echo </text:span><text:span text:style-name="T5">"</text:span><text:span text:style-name="T8">&lt;br&gt;</text:span><text:span text:style-name="T5">"</text:span><text:span text:style-name="T3">; </text:span><text:span text:style-name="T6">//breakline<text:line-break/> <text:s text:c="3"/></text:span><text:span text:style-name="T3">}<text:line-break/> <text:s text:c="3"/></text:span><text:span text:style-name="T2">if </text:span><text:span text:style-name="T3">(</text:span><text:span text:style-name="T4">$_password </text:span><text:span text:style-name="T3">=== </text:span><text:span text:style-name="T5">'password'</text:span><text:span text:style-name="T3">) </text:span><text:span text:style-name="T6">/* used an absolute comparator to check if password = password*/ </text:span><text:span text:style-name="T3">{<text:line-break/> <text:s text:c="7"/></text:span><text:span text:style-name="T4">$_tally </text:span><text:span text:style-name="T3">--; </text:span><text:span text:style-name="T6">//takes one off the tally if password = password<text:line-break/> <text:s text:c="7"/></text:span><text:span text:style-name="T2">echo </text:span><text:span text:style-name="T5">"Your password cannot be password or Password."</text:span><text:span text:style-name="T3">; </text:span><text:span text:style-name="T6">//improvement message<text:line-break/> <text:s text:c="7"/></text:span><text:span text:style-name="T2">echo </text:span><text:span text:style-name="T5">"</text:span><text:span text:style-name="T8">&lt;br&gt;</text:span><text:span text:style-name="T5">"</text:span><text:span text:style-name="T3">; </text:span><text:span text:style-name="T6">//breakline<text:line-break/> <text:s text:c="3"/></text:span><text:span text:style-name="T3">}<text:line-break/> <text:s text:c="3"/></text:span><text:span text:style-name="T2">echo </text:span><text:span text:style-name="T5">"your password is: " </text:span><text:span text:style-name="T3">. </text:span><text:span text:style-name="T4">$_POST</text:span><text:span text:style-name="T3">[</text:span><text:span text:style-name="T5">'pass'</text:span><text:span text:style-name="T3">]; </text:span><text:span text:style-name="T6">//prints out the inputted password<text:line-break/> <text:s text:c="3"/></text:span><text:span text:style-name="T2">echo </text:span><text:span text:style-name="T5">"</text:span><text:span text:style-name="T8">&lt;br&gt;</text:span><text:span text:style-name="T5">"</text:span><text:span text:style-name="T3">; </text:span><text:span text:style-name="T6">//breakline<text:line-break/> <text:s text:c="3"/></text:span><text:span text:style-name="T2">echo </text:span><text:span text:style-name="T5">"your score is: " </text:span><text:span text:style-name="T3">. </text:span><text:span text:style-name="T4">$_tally </text:span><text:span text:style-name="T3">. </text:span><text:span text:style-name="T5">"/9"</text:span><text:span text:style-name="T3">; </text:span><text:span text:style-name="T6">//prints out your score is and then the tally variable which is where score is stored<text:line-break/></text:span><text:span text:style-name="T3">}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08:57:16.181461700</meta:creation-date>
    <dc:date>2025-09-22T08:59:37.438708100</dc:date>
    <meta:editing-duration>PT2M22S</meta:editing-duration>
    <meta:editing-cycles>1</meta:editing-cycles>
    <meta:document-statistic meta:table-count="0" meta:image-count="0" meta:object-count="0" meta:page-count="2" meta:paragraph-count="1" meta:word-count="539" meta:character-count="3691" meta:non-whitespace-character-count="2841"/>
    <meta:generator>LibreOffice/25.2.3.2$Windows_X86_64 LibreOffice_project/bbb074479178df812d175f709636b368952c2ce3</meta:generator>
  </office:meta>
</office:document-meta>
</file>